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2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7fff00" draw:textarea-horizontal-align="justify" draw:textarea-vertical-align="middle" draw:auto-grow-height="false" fo:min-height="1.95cm" fo:min-width="3.5cm"/>
    </style:style>
    <style:style style:name="gr5" style:family="graphic" style:parent-style-name="standard">
      <style:graphic-properties draw:fill-color="#7fff00" draw:textarea-horizontal-align="justify" draw:textarea-vertical-align="middle" draw:auto-grow-height="false" fo:min-height="1.95cm" fo:min-width="3.5cm"/>
    </style:style>
    <style:style style:name="gr6" style:family="graphic" style:parent-style-name="standard">
      <style:graphic-properties draw:fill="solid" draw:fill-color="#007fff" draw:textarea-horizontal-align="justify" draw:textarea-vertical-align="middle" draw:auto-grow-height="false" fo:min-height="1.95cm" fo:min-width="3.5cm"/>
    </style:style>
    <style:style style:name="gr7" style:family="graphic" style:parent-style-name="standard">
      <style:graphic-properties draw:fill="solid" draw:fill-color="#ff00ff" draw:textarea-horizontal-align="justify" draw:textarea-vertical-align="middle" draw:auto-grow-height="false" fo:min-height="1.95cm" fo:min-width="2.5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 fo:min-height="0.55cm" fo:min-width="6.7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55cm" fo:min-width="6.7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marker-end="Triangle_20_unfilled" draw:marker-end-width="0.3cm" draw:fill="none" draw:textarea-vertical-align="middle"/>
    </style:style>
    <style:style style:name="gr12" style:family="graphic" style:parent-style-name="standard">
      <style:graphic-properties draw:fill="solid" draw:fill-color="#007fff" draw:textarea-horizontal-align="justify" draw:textarea-vertical-align="middle" draw:auto-grow-height="false" fo:min-height="1.35cm" fo:min-width="1.7cm"/>
    </style:style>
    <style:style style:name="gr13" style:family="graphic" style:parent-style-name="standard">
      <style:graphic-properties draw:fill-color="#007fff" draw:textarea-horizontal-align="justify" draw:textarea-vertical-align="middle" draw:auto-grow-height="false" fo:min-height="1.35cm" fo:min-width="1.7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 fo:min-height="1.35cm" fo:min-width="2.7cm"/>
    </style:style>
    <style:style style:name="gr16" style:family="graphic" style:parent-style-name="standard">
      <style:graphic-properties draw:fill="solid" draw:fill-color="#7fff00" draw:textarea-horizontal-align="justify" draw:textarea-vertical-align="middle" draw:auto-grow-height="false" fo:min-height="1.35cm" fo:min-width="1.7cm"/>
    </style:style>
    <style:style style:name="gr17" style:family="graphic" style:parent-style-name="standard">
      <style:graphic-properties draw:fill-color="#7fff00" draw:textarea-horizontal-align="justify" draw:textarea-vertical-align="middle" draw:auto-grow-height="false" fo:min-height="1.35cm" fo:min-width="1.7cm"/>
    </style:style>
    <style:style style:name="gr18" style:family="graphic" style:parent-style-name="standard">
      <style:graphic-properties draw:fill-color="#007fff" draw:textarea-horizontal-align="justify" draw:textarea-vertical-align="middle" draw:auto-grow-height="false" fo:min-height="4.75cm" fo:min-width="2.7cm"/>
    </style:style>
    <style:style style:name="gr19" style:family="graphic" style:parent-style-name="standard">
      <style:graphic-properties draw:fill="solid" draw:fill-color="#007fff" draw:textarea-horizontal-align="justify" draw:textarea-vertical-align="middle" draw:auto-grow-height="false" fo:min-height="1.35cm" fo:min-width="2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12cm"/>
    </style:style>
    <style:style style:name="gr22" style:family="graphic" style:parent-style-name="standard">
      <style:graphic-properties draw:stroke="dash" draw:stroke-dash="Fine_20_Dashed" svg:stroke-color="#3465a4" draw:textarea-vertical-align="middle"/>
    </style:style>
    <style:style style:name="gr23" style:family="graphic" style:parent-style-name="standard">
      <style:graphic-properties draw:fill="solid" draw:fill-color="#dddddd" draw:opacity="60%" draw:textarea-horizontal-align="justify" draw:textarea-vertical-align="middle" draw:auto-grow-height="false" fo:min-height="1.35cm" fo:min-width="1.7cm" draw:shadow-opacity="60%"/>
    </style:style>
    <style:style style:name="gr24" style:family="graphic" style:parent-style-name="standard">
      <style:graphic-properties draw:fill="solid" draw:fill-color="#dddddd" draw:opacity="60%" draw:textarea-horizontal-align="justify" draw:textarea-vertical-align="middle" draw:auto-grow-height="false" fo:min-height="4.75cm" fo:min-width="2.7cm" draw:shadow-opacity="60%"/>
    </style:style>
    <style:style style:name="gr25" style:family="graphic" style:parent-style-name="standard">
      <style:graphic-properties draw:fill="solid" draw:fill-color="#dddddd" draw:opacity="60%" draw:textarea-horizontal-align="justify" draw:textarea-vertical-align="middle" draw:auto-grow-height="false" fo:min-height="1.35cm" fo:min-width="2.6cm" draw:shadow-opacity="60%"/>
    </style:style>
    <style:style style:name="gr26" style:family="graphic" style:parent-style-name="standard">
      <style:graphic-properties draw:fill="solid" draw:fill-color="#00ffff" draw:textarea-horizontal-align="justify" draw:textarea-vertical-align="middle" draw:auto-grow-height="false" fo:min-height="1.95cm" fo:min-width="2.7cm"/>
    </style:style>
    <style:style style:name="gr27" style:family="graphic" style:parent-style-name="standard">
      <style:graphic-properties draw:fill="solid" draw:fill-color="#00ff00" draw:textarea-horizontal-align="justify" draw:textarea-vertical-align="middle" draw:auto-grow-height="false" fo:min-height="1.95cm" fo:min-width="2.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7.1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4.768cm"/>
    </style:style>
    <style:style style:name="gr30" style:family="graphic" style:parent-style-name="standard">
      <style:graphic-properties draw:fill="solid" draw:fill-color="#007fff" draw:textarea-horizontal-align="justify" draw:textarea-vertical-align="middle" draw:auto-grow-height="false" fo:min-height="1.95cm" fo:min-width="2.7cm"/>
    </style:style>
    <style:style style:name="gr31" style:family="graphic" style:parent-style-name="standard" style:list-style-name="L1">
      <style:graphic-properties draw:fill="solid" draw:fill-color="#007fff" draw:textarea-horizontal-align="justify" draw:textarea-vertical-align="middle" draw:auto-grow-height="false" fo:min-height="1.95cm" fo:min-width="2.7cm"/>
    </style:style>
    <style:style style:name="gr32" style:family="graphic" style:parent-style-name="standard" style:list-style-name="L1">
      <style:graphic-properties draw:fill="solid" draw:fill-color="#007fff" draw:textarea-horizontal-align="justify" draw:textarea-vertical-align="middle" draw:auto-grow-height="false" fo:min-height="1.95cm" fo:min-width="2.7cm"/>
    </style:style>
    <style:style style:name="gr33" style:family="graphic" style:parent-style-name="standard">
      <style:graphic-properties draw:fill="solid" draw:fill-color="#ff00ff" draw:textarea-horizontal-align="justify" draw:textarea-vertical-align="middle" draw:auto-grow-height="false" fo:min-height="1.95cm" fo:min-width="2.7cm"/>
    </style:style>
    <style:style style:name="gr34" style:family="graphic" style:parent-style-name="standard" style:list-style-name="L1">
      <style:graphic-properties draw:fill="solid" draw:fill-color="#ff00ff" draw:textarea-horizontal-align="justify" draw:textarea-vertical-align="middle" draw:auto-grow-height="false" fo:min-height="1.95cm" fo:min-width="2.7cm"/>
    </style:style>
    <style:style style:name="gr35" style:family="graphic" style:parent-style-name="standard" style:list-style-name="L1">
      <style:graphic-properties draw:fill="solid" draw:fill-color="#ff00ff" draw:textarea-horizontal-align="justify" draw:textarea-vertical-align="middle" draw:auto-grow-height="false" fo:min-height="1.95cm" fo:min-width="2.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7fff00"/>
      <style:paragraph-properties fo:text-align="center"/>
    </style:style>
    <style:style style:name="P5" style:family="paragraph">
      <loext:graphic-properties draw:fill-color="#7fff00"/>
      <style:paragraph-properties fo:text-align="center"/>
    </style:style>
    <style:style style:name="P6" style:family="paragraph">
      <loext:graphic-properties draw:fill="solid" draw:fill-color="#007f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ffff"/>
      <style:paragraph-properties fo:text-align="center"/>
    </style:style>
    <style:style style:name="P9" style:family="paragraph">
      <loext:graphic-properties draw:fill-color="#00ffff"/>
      <style:paragraph-properties fo:text-align="center"/>
    </style:style>
    <style:style style:name="P10" style:family="paragraph">
      <loext:graphic-properties draw:fill-color="#007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dddddd" draw:opacity="60%"/>
      <style:paragraph-properties fo:text-align="center"/>
    </style:style>
    <style:style style:name="P13" style:family="paragraph">
      <loext:graphic-properties draw:fill="solid" draw:fill-color="#00ff00"/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15" style:family="paragraph">
      <loext:graphic-properties draw:fill="solid" draw:fill-color="#007fff"/>
      <style:paragraph-properties fo:margin-left="0cm" fo:margin-right="0cm" fo:text-align="center" fo:text-indent="0cm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16" style:family="paragraph">
      <loext:graphic-properties draw:fill="solid" draw:fill-color="#ff00ff"/>
      <style:paragraph-properties fo:margin-left="0cm" fo:margin-right="0cm" fo:text-align="center" fo:text-indent="0cm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6cm" svg:height="2.2cm" svg:x="7.4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6cm" svg:height="2.2cm" svg:x="12.6cm" svg:y="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2.6cm" svg:y1="3.1cm" svg:x2="8.804cm" svg:y2="5.033cm" draw:start-shape="id1" draw:start-glue-point="3" svg:d="M12600 3100c-3222 0-1324 1933-3796 1933" svg:viewBox="0 0 3797 1934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4" xml:id="id10" draw:id="id10" draw:layer="layout" svg:width="4cm" svg:height="2.2cm" svg:x="8.6cm" svg:y="0.8cm">
          <text:p text:style-name="P1">IBus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4cm" svg:height="2.2cm" svg:x="8.6cm" svg:y="4cm">
          <text:p text:style-name="P1"><text:span text:style-name="T1">II2cBu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4cm" svg:height="2.2cm" svg:x="8.6cm" svg:y="7.4cm">
          <text:p text:style-name="P1">I2cBusLinux</text:p>
          <draw:enhanced-geometry svg:viewBox="0 0 21600 21600" draw:type="rectangle" draw:enhanced-path="M 0 0 L 21600 0 21600 21600 0 21600 0 0 Z N"/>
        </draw:custom-shape>
        <draw:custom-shape draw:style-name="gr7" draw:text-style-name="P7" xml:id="id11" draw:id="id11" draw:layer="layout" svg:width="3cm" svg:height="2.2cm" svg:x="2.8cm" svg:y="4.8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7.2cm" svg:height="0.8cm" svg:x="15cm" svg:y="7.4cm">
          <text:p text:style-name="P1">DevicePath “/dev/i2-8”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7.2cm" svg:height="0.8cm" svg:x="15cm" svg:y="8.5cm">
          <text:p text:style-name="P1"><text:span text:style-name="T1">I2cAddress 0x3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6" draw:id="id6" draw:layer="layout" svg:width="7.2cm" svg:height="0.8cm" svg:x="15cm" svg:y="9.6cm">
          <text:p text:style-name="P1"><text:span text:style-name="T1">BusLock</text:span></text:p>
          <draw:enhanced-geometry svg:viewBox="0 0 21600 21600" draw:type="rectangle" draw:enhanced-path="M 0 0 L 21600 0 21600 21600 0 21600 0 0 Z N"/>
        </draw:custom-shape>
        <draw:polygon draw:style-name="gr10" draw:text-style-name="P2" xml:id="id3" draw:id="id3" draw:layer="layout" svg:width="0cm" svg:height="0cm" svg:x="12.6cm" svg:y="7.8cm" svg:viewBox="0 0 0 0" draw:points="0,0">
          <text:p/>
        </draw:polygon>
        <draw:polygon draw:style-name="gr10" draw:text-style-name="P2" xml:id="id5" draw:id="id5" draw:layer="layout" svg:width="0cm" svg:height="0cm" svg:x="12.6cm" svg:y="8.5cm" svg:viewBox="0 0 0 0" draw:points="0,0">
          <text:p/>
        </draw:polygon>
        <draw:line draw:style-name="gr10" draw:text-style-name="P2" xml:id="id7" draw:id="id7" draw:layer="layout" svg:x1="12.6cm" svg:y1="9.3cm" svg:x2="12.8cm" svg:y2="9.3cm">
          <text:p/>
        </draw:line>
        <draw:connector draw:style-name="gr2" draw:text-style-name="P2" draw:layer="layout" draw:type="line" svg:x1="15cm" svg:y1="7.8cm" svg:x2="12.6cm" svg:y2="7.8cm" draw:start-shape="id2" draw:start-glue-point="3" draw:end-shape="id3" draw:end-glue-point="0" svg:d="M15000 7800h-2400" svg:viewBox="0 0 2401 1">
          <text:p/>
        </draw:connector>
        <draw:connector draw:style-name="gr2" draw:text-style-name="P2" draw:layer="layout" draw:type="line" svg:x1="15cm" svg:y1="8.9cm" svg:x2="12.6cm" svg:y2="8.5cm" draw:start-shape="id4" draw:start-glue-point="3" draw:end-shape="id5" draw:end-glue-point="1" svg:d="M15000 8900l-2400-400" svg:viewBox="0 0 2401 401">
          <text:p/>
        </draw:connector>
        <draw:connector draw:style-name="gr2" draw:text-style-name="P2" draw:layer="layout" draw:type="line" svg:x1="15cm" svg:y1="10cm" svg:x2="12.6cm" svg:y2="9.3cm" draw:start-shape="id6" draw:start-glue-point="3" draw:end-shape="id7" draw:end-glue-point="3" svg:d="M15000 10000l-2400-700" svg:viewBox="0 0 2401 701">
          <text:p/>
        </draw:connector>
        <draw:connector draw:style-name="gr11" draw:text-style-name="P2" draw:layer="layout" draw:type="line" svg:x1="10.6cm" svg:y1="7.4cm" svg:x2="10.6cm" svg:y2="6.2cm" draw:start-shape="id8" draw:start-glue-point="0" draw:end-shape="id9" draw:end-glue-point="2" svg:d="M10600 7400v-1200" svg:viewBox="0 0 1 1201">
          <text:p/>
        </draw:connector>
        <draw:connector draw:style-name="gr11" draw:text-style-name="P2" draw:layer="layout" draw:type="line" svg:x1="10.6cm" svg:y1="4cm" svg:x2="10.6cm" svg:y2="3cm" draw:start-shape="id9" draw:start-glue-point="0" draw:end-shape="id10" draw:end-glue-point="2" svg:d="M10600 4000v-1000" svg:viewBox="0 0 1 1001">
          <text:p/>
        </draw:connector>
        <draw:connector draw:style-name="gr2" draw:text-style-name="P2" draw:layer="layout" draw:type="curve" svg:x1="8.6cm" svg:y1="1.9cm" svg:x2="5.8cm" svg:y2="5.9cm" draw:start-shape="id10" draw:start-glue-point="3" draw:end-shape="id11" draw:end-glue-point="1" svg:d="M8600 1900c-2100 0-700 4000-2800 4000" svg:viewBox="0 0 2801 40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2" draw:text-style-name="P6" xml:id="id12" draw:id="id12" draw:layer="layout" svg:width="2.2cm" svg:height="1.6cm" svg:x="2cm" svg:y="1.4cm">
          <text:p text:style-name="P1">i2c-0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3" draw:id="id13" draw:layer="layout" svg:width="2.2cm" svg:height="1.6cm" svg:x="8.4cm" svg:y="1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4" draw:id="id14" draw:layer="layout" svg:width="2.2cm" svg:height="1.6cm" svg:x="8.4cm" svg:y="3.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5" draw:id="id15" draw:layer="layout" svg:width="2.2cm" svg:height="1.6cm" svg:x="8.4cm" svg:y="6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2cm" svg:y1="2.2cm" svg:x2="8.4cm" svg:y2="2.2cm" draw:start-shape="id12" draw:start-glue-point="1" draw:end-shape="id13" draw:end-glue-point="3" svg:d="M4200 2200h4200" svg:viewBox="0 0 4201 1">
          <text:p/>
        </draw:connector>
        <draw:connector draw:style-name="gr14" draw:text-style-name="P1" draw:layer="layout" svg:x1="4.2cm" svg:y1="2.2cm" svg:x2="8.4cm" svg:y2="4.5cm" draw:start-shape="id12" draw:start-glue-point="1" draw:end-shape="id14" svg:d="M4200 2200h2100v2300h2100" svg:viewBox="0 0 4201 2301">
          <text:p/>
        </draw:connector>
        <draw:connector draw:style-name="gr14" draw:text-style-name="P1" draw:layer="layout" svg:x1="4.2cm" svg:y1="2.2cm" svg:x2="8.4cm" svg:y2="6.9cm" draw:start-shape="id12" draw:start-glue-point="1" draw:end-shape="id15" svg:d="M4200 2200h2100v4700h2100" svg:viewBox="0 0 4201 4701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5" draw:text-style-name="P8" xml:id="id16" draw:id="id16" draw:layer="layout" svg:width="3.2cm" svg:height="1.6cm" svg:x="2cm" svg:y="1.4cm">
          <text:p text:style-name="P1">IBusLock</text:p>
          <text:p text:style-name="P1">(i2c-0)</text:p>
          <draw:enhanced-geometry svg:viewBox="0 0 21600 21600" draw:type="rectangle" draw:enhanced-path="M 0 0 L 21600 0 21600 21600 0 21600 0 0 Z N"/>
        </draw:custom-shape>
        <draw:custom-shape draw:style-name="gr16" draw:text-style-name="P4" xml:id="id17" draw:id="id17" draw:layer="layout" svg:width="2.2cm" svg:height="1.6cm" svg:x="8.6cm" svg:y="2.8cm">
          <text:p text:style-name="P1">IBus </text:p>
          <text:p text:style-name="P1">(A)</text:p>
          <draw:enhanced-geometry svg:viewBox="0 0 21600 21600" draw:type="rectangle" draw:enhanced-path="M 0 0 L 21600 0 21600 21600 0 21600 0 0 Z N"/>
        </draw:custom-shape>
        <draw:custom-shape draw:style-name="gr17" draw:text-style-name="P5" xml:id="id18" draw:id="id18" draw:layer="layout" svg:width="2.2cm" svg:height="1.6cm" svg:x="8.6cm" svg:y="5.1cm">
          <text:p text:style-name="P1"><text:span text:style-name="T1">IBus </text:span></text:p>
          <text:p text:style-name="P1"><text:span text:style-name="T1">(B)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19" draw:id="id19" draw:layer="layout" svg:width="2.2cm" svg:height="1.6cm" svg:x="8.6cm" svg:y="7.5cm">
          <text:p text:style-name="P1"><text:span text:style-name="T1">IBus </text:span></text:p>
          <text:p text:style-name="P1"><text:span text:style-name="T1">(C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.2cm" svg:y1="2.2cm" svg:x2="8.6cm" svg:y2="3.6cm" draw:start-shape="id16" draw:start-glue-point="1" draw:end-shape="id17" draw:end-glue-point="3" svg:d="M5200 2200c2550 0 850 1400 3400 1400" svg:viewBox="0 0 3401 1401">
          <text:p/>
        </draw:connector>
        <draw:connector draw:style-name="gr2" draw:text-style-name="P2" draw:layer="layout" draw:type="curve" svg:x1="5.2cm" svg:y1="2.2cm" svg:x2="8.6cm" svg:y2="5.9cm" draw:start-shape="id16" draw:start-glue-point="1" draw:end-shape="id18" svg:d="M5200 2200c2550 0 850 3700 3400 3700" svg:viewBox="0 0 3401 3701">
          <text:p/>
        </draw:connector>
        <draw:connector draw:style-name="gr2" draw:text-style-name="P2" draw:layer="layout" draw:type="curve" svg:x1="5.2cm" svg:y1="2.2cm" svg:x2="8.6cm" svg:y2="8.3cm" draw:start-shape="id16" draw:start-glue-point="1" draw:end-shape="id19" svg:d="M5200 2200c2550 0 850 6100 3400 6100" svg:viewBox="0 0 3401 6101">
          <text:p/>
        </draw:connecto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2" draw:text-style-name="P6" xml:id="id20" draw:id="id20" draw:layer="layout" svg:width="2.2cm" svg:height="1.6cm" svg:x="2cm" svg:y="2cm">
          <text:p text:style-name="P1">i2c-0</text:p>
          <draw:enhanced-geometry svg:viewBox="0 0 21600 21600" draw:type="rectangle" draw:enhanced-path="M 0 0 L 21600 0 21600 21600 0 21600 0 0 Z N"/>
        </draw:custom-shape>
        <draw:custom-shape draw:style-name="gr18" draw:text-style-name="P10" xml:id="id21" draw:id="id21" draw:layer="layout" svg:width="3.2cm" svg:height="5cm" svg:x="9.3cm" svg:y="2.6cm">
          <text:p text:style-name="P1"><text:span text:style-name="T1">SC18IS602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2cm" svg:y1="2.8cm" svg:x2="9.3cm" svg:y2="5.1cm" draw:start-shape="id20" draw:start-glue-point="1" draw:end-shape="id21" draw:end-glue-point="3" svg:d="M4200 2800h2449v2300h2651" svg:viewBox="0 0 5101 2301">
          <text:p/>
        </draw:connector>
        <draw:line draw:style-name="gr10" draw:text-style-name="P2" xml:id="id22" draw:id="id22" draw:layer="layout" svg:x1="12.5cm" svg:y1="3.2cm" svg:x2="12.7cm" svg:y2="3.2cm">
          <text:p/>
        </draw:line>
        <draw:line draw:style-name="gr10" draw:text-style-name="P2" draw:layer="layout" svg:x1="12.5cm" svg:y1="4.3cm" svg:x2="12.7cm" svg:y2="4.3cm">
          <text:p/>
        </draw:line>
        <draw:line draw:style-name="gr10" draw:text-style-name="P2" xml:id="id24" draw:id="id24" draw:layer="layout" svg:x1="12.5cm" svg:y1="5.7cm" svg:x2="12.7cm" svg:y2="5.7cm">
          <text:p/>
        </draw:line>
        <draw:line draw:style-name="gr10" draw:text-style-name="P2" xml:id="id26" draw:id="id26" draw:layer="layout" svg:x1="12.5cm" svg:y1="7cm" svg:x2="12.7cm" svg:y2="7cm">
          <text:p/>
        </draw:line>
        <draw:custom-shape draw:style-name="gr19" draw:text-style-name="P6" xml:id="id23" draw:id="id23" draw:layer="layout" svg:width="3.1cm" svg:height="1.6cm" svg:x="15.3cm" svg:y="2.4cm">
          <text:p text:style-name="P1">LMX2594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9" draw:text-style-name="P6" xml:id="id25" draw:id="id25" draw:layer="layout" svg:width="3.1cm" svg:height="1.6cm" svg:x="15.3cm" svg:y="4.9cm">
          <text:p text:style-name="P1">LMX2594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9" draw:text-style-name="P6" xml:id="id27" draw:id="id27" draw:layer="layout" svg:width="3.1cm" svg:height="1.6cm" svg:x="15.3cm" svg:y="7.4cm">
          <text:p text:style-name="P1">LMX2594</text:p>
          <text:p text:style-name="P1">A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.7cm" svg:y1="3.2cm" svg:x2="15.3cm" svg:y2="3.2cm" draw:start-shape="id22" draw:start-glue-point="1" draw:end-shape="id23" draw:end-glue-point="3" svg:d="M12700 3200h2600" svg:viewBox="0 0 2601 1">
          <text:p/>
        </draw:connector>
        <draw:connector draw:style-name="gr14" draw:text-style-name="P1" draw:layer="layout" svg:x1="12.7cm" svg:y1="5.7cm" svg:x2="15.3cm" svg:y2="5.7cm" draw:start-shape="id24" draw:start-glue-point="1" draw:end-shape="id25" draw:end-glue-point="3" svg:d="M12700 5700h2600" svg:viewBox="0 0 2601 1">
          <text:p/>
        </draw:connector>
        <draw:connector draw:style-name="gr14" draw:text-style-name="P1" draw:layer="layout" svg:x1="12.7cm" svg:y1="7cm" svg:x2="15.3cm" svg:y2="8.2cm" draw:start-shape="id26" draw:start-glue-point="1" draw:end-shape="id27" draw:end-glue-point="3" svg:d="M12700 7000h1300v1200h1300" svg:viewBox="0 0 2601 1201">
          <text:p/>
        </draw:connector>
        <draw:frame draw:style-name="gr20" draw:text-style-name="P11" draw:layer="layout" svg:width="0.853cm" svg:height="0.954cm" svg:x="11.647cm" svg:y="2.646cm">
          <draw:text-box>
            <text:p>0</text:p>
          </draw:text-box>
        </draw:frame>
        <draw:frame draw:style-name="gr20" draw:text-style-name="P11" draw:layer="layout" svg:width="0.853cm" svg:height="0.954cm" svg:x="11.648cm" svg:y="3.846cm">
          <draw:text-box>
            <text:p>1</text:p>
          </draw:text-box>
        </draw:frame>
        <draw:frame draw:style-name="gr20" draw:text-style-name="P11" draw:layer="layout" svg:width="0.853cm" svg:height="0.954cm" svg:x="11.648cm" svg:y="5.246cm">
          <draw:text-box>
            <text:p>2</text:p>
          </draw:text-box>
        </draw:frame>
        <draw:frame draw:style-name="gr20" draw:text-style-name="P11" draw:layer="layout" svg:width="0.853cm" svg:height="0.954cm" svg:x="11.649cm" svg:y="6.546cm">
          <draw:text-box>
            <text:p>3</text:p>
          </draw:text-box>
        </draw:frame>
        <draw:frame draw:style-name="gr21" draw:text-style-name="P11" draw:layer="layout" svg:width="1.912cm" svg:height="0.954cm" svg:x="9.249cm" svg:y="4.346cm">
          <draw:text-box>
            <text:p>0x2F</text:p>
          </draw:text-box>
        </draw:frame>
        <draw:connector draw:style-name="gr22" draw:text-style-name="P1" draw:layer="layout" svg:x1="4.2cm" svg:y1="2.8cm" svg:x2="8.599cm" svg:y2="10.874cm" draw:start-shape="id20" draw:start-glue-point="1" svg:d="M4200 2800h2450v8074h1949" svg:viewBox="0 0 4400 8075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2" draw:text-style-name="P6" xml:id="id28" draw:id="id28" draw:layer="layout" svg:width="2.2cm" svg:height="1.6cm" svg:x="2cm" svg:y="2cm">
          <text:p text:style-name="P1">i2c-0</text:p>
          <draw:enhanced-geometry svg:viewBox="0 0 21600 21600" draw:type="rectangle" draw:enhanced-path="M 0 0 L 21600 0 21600 21600 0 21600 0 0 Z N"/>
        </draw:custom-shape>
        <draw:custom-shape draw:style-name="gr18" draw:text-style-name="P10" xml:id="id29" draw:id="id29" draw:layer="layout" svg:width="3.2cm" svg:height="5cm" svg:x="9.3cm" svg:y="2.6cm">
          <text:p text:style-name="P1"><text:span text:style-name="T1">SC18IS602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2cm" svg:y1="2.8cm" svg:x2="9.3cm" svg:y2="5.1cm" draw:start-shape="id28" draw:start-glue-point="1" draw:end-shape="id29" draw:end-glue-point="3" svg:d="M4200 2800h2449v2300h2651" svg:viewBox="0 0 5101 2301">
          <text:p/>
        </draw:connector>
        <draw:line draw:style-name="gr10" draw:text-style-name="P2" xml:id="id30" draw:id="id30" draw:layer="layout" svg:x1="12.5cm" svg:y1="3.2cm" svg:x2="12.7cm" svg:y2="3.2cm">
          <text:p/>
        </draw:line>
        <draw:line draw:style-name="gr10" draw:text-style-name="P2" draw:layer="layout" svg:x1="12.5cm" svg:y1="4.3cm" svg:x2="12.7cm" svg:y2="4.3cm">
          <text:p/>
        </draw:line>
        <draw:line draw:style-name="gr10" draw:text-style-name="P2" xml:id="id32" draw:id="id32" draw:layer="layout" svg:x1="12.5cm" svg:y1="5.7cm" svg:x2="12.7cm" svg:y2="5.7cm">
          <text:p/>
        </draw:line>
        <draw:line draw:style-name="gr10" draw:text-style-name="P2" xml:id="id34" draw:id="id34" draw:layer="layout" svg:x1="12.5cm" svg:y1="7cm" svg:x2="12.7cm" svg:y2="7cm">
          <text:p/>
        </draw:line>
        <draw:custom-shape draw:style-name="gr19" draw:text-style-name="P6" xml:id="id31" draw:id="id31" draw:layer="layout" svg:width="3.1cm" svg:height="1.6cm" svg:x="15.3cm" svg:y="2.4cm">
          <text:p text:style-name="P1">LMX2594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9" draw:text-style-name="P6" xml:id="id33" draw:id="id33" draw:layer="layout" svg:width="3.1cm" svg:height="1.6cm" svg:x="15.3cm" svg:y="4.9cm">
          <text:p text:style-name="P1">LMX2594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9" draw:text-style-name="P6" xml:id="id35" draw:id="id35" draw:layer="layout" svg:width="3.1cm" svg:height="1.6cm" svg:x="15.3cm" svg:y="7.4cm">
          <text:p text:style-name="P1">LMX2594</text:p>
          <text:p text:style-name="P1">A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.7cm" svg:y1="3.2cm" svg:x2="15.3cm" svg:y2="3.2cm" draw:start-shape="id30" draw:start-glue-point="1" draw:end-shape="id31" draw:end-glue-point="3" svg:d="M12700 3200h2600" svg:viewBox="0 0 2601 1">
          <text:p/>
        </draw:connector>
        <draw:connector draw:style-name="gr14" draw:text-style-name="P1" draw:layer="layout" svg:x1="12.7cm" svg:y1="5.7cm" svg:x2="15.3cm" svg:y2="5.7cm" draw:start-shape="id32" draw:start-glue-point="1" draw:end-shape="id33" draw:end-glue-point="3" svg:d="M12700 5700h2600" svg:viewBox="0 0 2601 1">
          <text:p/>
        </draw:connector>
        <draw:connector draw:style-name="gr14" draw:text-style-name="P1" draw:layer="layout" svg:x1="12.7cm" svg:y1="7cm" svg:x2="15.3cm" svg:y2="8.2cm" draw:start-shape="id34" draw:start-glue-point="1" draw:end-shape="id35" draw:end-glue-point="3" svg:d="M12700 7000h1300v1200h1300" svg:viewBox="0 0 2601 1201">
          <text:p/>
        </draw:connector>
        <draw:frame draw:style-name="gr20" draw:text-style-name="P11" draw:layer="layout" svg:width="0.853cm" svg:height="0.954cm" svg:x="11.647cm" svg:y="2.646cm">
          <draw:text-box>
            <text:p>0</text:p>
          </draw:text-box>
        </draw:frame>
        <draw:frame draw:style-name="gr20" draw:text-style-name="P11" draw:layer="layout" svg:width="0.853cm" svg:height="0.954cm" svg:x="11.648cm" svg:y="3.846cm">
          <draw:text-box>
            <text:p>1</text:p>
          </draw:text-box>
        </draw:frame>
        <draw:frame draw:style-name="gr20" draw:text-style-name="P11" draw:layer="layout" svg:width="0.853cm" svg:height="0.954cm" svg:x="11.648cm" svg:y="5.246cm">
          <draw:text-box>
            <text:p>2</text:p>
          </draw:text-box>
        </draw:frame>
        <draw:frame draw:style-name="gr20" draw:text-style-name="P11" draw:layer="layout" svg:width="0.853cm" svg:height="0.954cm" svg:x="11.649cm" svg:y="6.546cm">
          <draw:text-box>
            <text:p>3</text:p>
          </draw:text-box>
        </draw:frame>
        <draw:frame draw:style-name="gr21" draw:text-style-name="P11" draw:layer="layout" svg:width="1.912cm" svg:height="0.954cm" svg:x="9.249cm" svg:y="4.346cm">
          <draw:text-box>
            <text:p>0x2F</text:p>
          </draw:text-box>
        </draw:frame>
        <draw:connector draw:style-name="gr22" draw:text-style-name="P1" draw:layer="layout" svg:x1="4.2cm" svg:y1="2.8cm" svg:x2="8.599cm" svg:y2="10.874cm" draw:start-shape="id28" draw:start-glue-point="1" svg:d="M4200 2800h2450v8074h1949" svg:viewBox="0 0 4400 8075">
          <text:p/>
        </draw:connector>
        <draw:custom-shape draw:style-name="gr23" draw:text-style-name="P12" draw:layer="layout" svg:width="2.2cm" svg:height="1.6cm" svg:x="2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2cm" svg:height="5cm" svg:x="9.3cm" svg:y="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37" draw:id="id37" draw:layer="layout" svg:width="3.1cm" svg:height="1.6cm" svg:x="15.3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38" draw:id="id38" draw:layer="layout" svg:width="3.1cm" svg:height="1.6cm" svg:x="15.3cm" svg:y="4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39" draw:id="id39" draw:layer="layout" svg:width="3.1cm" svg:height="1.6cm" svg:x="15.3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40" draw:id="id40" draw:layer="layout" svg:width="3.2cm" svg:height="2.2cm" svg:x="1.6cm" svg:y="11.4cm">
          <text:p text:style-name="P1">IBusLock</text:p>
          <draw:enhanced-geometry svg:viewBox="0 0 21600 21600" draw:type="rectangle" draw:enhanced-path="M 0 0 L 21600 0 21600 21600 0 21600 0 0 Z N"/>
        </draw:custom-shape>
        <draw:custom-shape draw:style-name="gr27" draw:text-style-name="P13" xml:id="id36" draw:id="id36" draw:layer="layout" svg:width="3.2cm" svg:height="2.2cm" svg:x="1.6cm" svg:y="7.8cm">
          <text:p text:style-name="P1">I2c</text:p>
          <text:p text:style-name="P1">(0x2F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.2cm" svg:y1="7.8cm" svg:x2="15.3cm" svg:y2="3.2cm" draw:start-shape="id36" draw:start-glue-point="0" draw:end-shape="id37" draw:end-glue-point="3" svg:d="M3200 7800c0-3067 4033-4600 12100-4600" svg:viewBox="0 0 12101 4601">
          <text:p/>
        </draw:connector>
        <draw:connector draw:style-name="gr2" draw:text-style-name="P2" draw:layer="layout" draw:type="curve" svg:x1="3.2cm" svg:y1="7.8cm" svg:x2="15.3cm" svg:y2="5.7cm" draw:start-shape="id36" draw:start-glue-point="0" draw:end-shape="id38" draw:end-glue-point="3" svg:d="M3200 7800c0-1400 4033-2100 12100-2100" svg:viewBox="0 0 12101 2101">
          <text:p/>
        </draw:connector>
        <draw:connector draw:style-name="gr2" draw:text-style-name="P2" draw:layer="layout" draw:type="curve" svg:x1="3.2cm" svg:y1="7.8cm" svg:x2="15.3cm" svg:y2="8.2cm" draw:start-shape="id36" draw:start-glue-point="0" draw:end-shape="id39" draw:end-glue-point="3" svg:d="M3200 7800c0-751 3425-627 4482-339s-257 739 7618 739" svg:viewBox="0 0 12101 964">
          <text:p/>
        </draw:connector>
        <draw:connector draw:style-name="gr2" draw:text-style-name="P2" draw:layer="layout" svg:x1="3.2cm" svg:y1="11.4cm" svg:x2="3.2cm" svg:y2="10cm" draw:start-shape="id40" draw:start-glue-point="0" draw:end-shape="id36" draw:end-glue-point="2" svg:d="M3200 11400v-1400" svg:viewBox="0 0 1 1401">
          <text:p/>
        </draw:connector>
        <draw:frame draw:style-name="gr28" draw:text-style-name="P11" draw:layer="layout" svg:width="17.626cm" svg:height="0.954cm" svg:x="5.6cm" svg:y="12.4cm">
          <draw:text-box>
            <text:p>Single bus lock used for any I2c bus instance using I2c bus 0</text:p>
          </draw:text-box>
        </draw:frame>
        <draw:frame draw:style-name="gr29" draw:text-style-name="P11" draw:layer="layout" svg:width="15.268cm" svg:height="0.954cm" svg:x="5.6cm" svg:y="8.8cm">
          <draw:text-box>
            <text:p>Single I2c bus instance created for I2c address 0x2F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2" draw:text-style-name="P6" xml:id="id41" draw:id="id41" draw:layer="layout" svg:width="2.2cm" svg:height="1.6cm" svg:x="2cm" svg:y="2cm">
          <text:p text:style-name="P1">i2c-0</text:p>
          <draw:enhanced-geometry svg:viewBox="0 0 21600 21600" draw:type="rectangle" draw:enhanced-path="M 0 0 L 21600 0 21600 21600 0 21600 0 0 Z N"/>
        </draw:custom-shape>
        <draw:custom-shape draw:style-name="gr18" draw:text-style-name="P10" xml:id="id42" draw:id="id42" draw:layer="layout" svg:width="3.2cm" svg:height="5cm" svg:x="9.3cm" svg:y="2.6cm">
          <text:p text:style-name="P1"><text:span text:style-name="T1">SC18IS602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2cm" svg:y1="2.8cm" svg:x2="9.3cm" svg:y2="5.1cm" draw:start-shape="id41" draw:start-glue-point="1" draw:end-shape="id42" draw:end-glue-point="3" svg:d="M4200 2800h2449v2300h2651" svg:viewBox="0 0 5101 2301">
          <text:p/>
        </draw:connector>
        <draw:line draw:style-name="gr10" draw:text-style-name="P2" xml:id="id43" draw:id="id43" draw:layer="layout" svg:x1="12.5cm" svg:y1="3.2cm" svg:x2="12.7cm" svg:y2="3.2cm">
          <text:p/>
        </draw:line>
        <draw:line draw:style-name="gr10" draw:text-style-name="P2" draw:layer="layout" svg:x1="12.5cm" svg:y1="4.3cm" svg:x2="12.7cm" svg:y2="4.3cm">
          <text:p/>
        </draw:line>
        <draw:line draw:style-name="gr10" draw:text-style-name="P2" xml:id="id45" draw:id="id45" draw:layer="layout" svg:x1="12.5cm" svg:y1="5.7cm" svg:x2="12.7cm" svg:y2="5.7cm">
          <text:p/>
        </draw:line>
        <draw:line draw:style-name="gr10" draw:text-style-name="P2" xml:id="id47" draw:id="id47" draw:layer="layout" svg:x1="12.5cm" svg:y1="7cm" svg:x2="12.7cm" svg:y2="7cm">
          <text:p/>
        </draw:line>
        <draw:custom-shape draw:style-name="gr19" draw:text-style-name="P6" xml:id="id44" draw:id="id44" draw:layer="layout" svg:width="3.1cm" svg:height="1.6cm" svg:x="15.3cm" svg:y="2.4cm">
          <text:p text:style-name="P1">LMX2594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9" draw:text-style-name="P6" xml:id="id46" draw:id="id46" draw:layer="layout" svg:width="3.1cm" svg:height="1.6cm" svg:x="15.3cm" svg:y="4.9cm">
          <text:p text:style-name="P1">LMX2594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9" draw:text-style-name="P6" xml:id="id48" draw:id="id48" draw:layer="layout" svg:width="3.1cm" svg:height="1.6cm" svg:x="15.3cm" svg:y="7.4cm">
          <text:p text:style-name="P1">LMX2594</text:p>
          <text:p text:style-name="P1">A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.7cm" svg:y1="3.2cm" svg:x2="15.3cm" svg:y2="3.2cm" draw:start-shape="id43" draw:start-glue-point="1" draw:end-shape="id44" draw:end-glue-point="3" svg:d="M12700 3200h2600" svg:viewBox="0 0 2601 1">
          <text:p/>
        </draw:connector>
        <draw:connector draw:style-name="gr14" draw:text-style-name="P1" draw:layer="layout" svg:x1="12.7cm" svg:y1="5.7cm" svg:x2="15.3cm" svg:y2="5.7cm" draw:start-shape="id45" draw:start-glue-point="1" draw:end-shape="id46" draw:end-glue-point="3" svg:d="M12700 5700h2600" svg:viewBox="0 0 2601 1">
          <text:p/>
        </draw:connector>
        <draw:connector draw:style-name="gr14" draw:text-style-name="P1" draw:layer="layout" svg:x1="12.7cm" svg:y1="7cm" svg:x2="15.3cm" svg:y2="8.2cm" draw:start-shape="id47" draw:start-glue-point="1" draw:end-shape="id48" draw:end-glue-point="3" svg:d="M12700 7000h1300v1200h1300" svg:viewBox="0 0 2601 1201">
          <text:p/>
        </draw:connector>
        <draw:frame draw:style-name="gr20" draw:text-style-name="P11" draw:layer="layout" svg:width="0.853cm" svg:height="0.954cm" svg:x="11.647cm" svg:y="2.646cm">
          <draw:text-box>
            <text:p>0</text:p>
          </draw:text-box>
        </draw:frame>
        <draw:frame draw:style-name="gr20" draw:text-style-name="P11" draw:layer="layout" svg:width="0.853cm" svg:height="0.954cm" svg:x="11.648cm" svg:y="3.846cm">
          <draw:text-box>
            <text:p>1</text:p>
          </draw:text-box>
        </draw:frame>
        <draw:frame draw:style-name="gr20" draw:text-style-name="P11" draw:layer="layout" svg:width="0.853cm" svg:height="0.954cm" svg:x="11.648cm" svg:y="5.246cm">
          <draw:text-box>
            <text:p>2</text:p>
          </draw:text-box>
        </draw:frame>
        <draw:frame draw:style-name="gr20" draw:text-style-name="P11" draw:layer="layout" svg:width="0.853cm" svg:height="0.954cm" svg:x="11.649cm" svg:y="6.546cm">
          <draw:text-box>
            <text:p>3</text:p>
          </draw:text-box>
        </draw:frame>
        <draw:frame draw:style-name="gr21" draw:text-style-name="P11" draw:layer="layout" svg:width="1.912cm" svg:height="0.954cm" svg:x="9.249cm" svg:y="4.346cm">
          <draw:text-box>
            <text:p>0x2F</text:p>
          </draw:text-box>
        </draw:frame>
        <draw:connector draw:style-name="gr22" draw:text-style-name="P1" draw:layer="layout" svg:x1="4.2cm" svg:y1="2.8cm" svg:x2="8.599cm" svg:y2="10.874cm" draw:start-shape="id41" draw:start-glue-point="1" svg:d="M4200 2800h2450v8074h1949" svg:viewBox="0 0 4400 8075">
          <text:p/>
        </draw:connector>
        <draw:custom-shape draw:style-name="gr23" draw:text-style-name="P12" draw:layer="layout" svg:width="2.2cm" svg:height="1.6cm" svg:x="2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2cm" svg:height="5cm" svg:x="9.3cm" svg:y="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4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7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51" draw:id="id51" draw:layer="layout" svg:width="3.2cm" svg:height="2.2cm" svg:x="11.8cm" svg:y="0.6cm">
          <text:p text:style-name="P1">ISpiBus</text:p>
          <text:p text:style-name="P1">(0)</text:p>
          <draw:enhanced-geometry svg:viewBox="0 0 21600 21600" draw:type="rectangle" draw:enhanced-path="M 0 0 L 21600 0 21600 21600 0 21600 0 0 Z N"/>
        </draw:custom-shape>
        <draw:custom-shape draw:style-name="gr30" draw:text-style-name="P6" xml:id="id52" draw:id="id52" draw:layer="layout" svg:width="3.2cm" svg:height="2.2cm" svg:x="11.8cm" svg:y="4.4cm">
          <text:p text:style-name="P14">ISpiBus</text:p>
          <text:p text:style-name="P14">(2)</text:p>
          <draw:enhanced-geometry svg:viewBox="0 0 21600 21600" draw:type="rectangle" draw:enhanced-path="M 0 0 L 21600 0 21600 21600 0 21600 0 0 Z N"/>
        </draw:custom-shape>
        <draw:custom-shape draw:style-name="gr30" draw:text-style-name="P6" xml:id="id53" draw:id="id53" draw:layer="layout" svg:width="3.2cm" svg:height="2.2cm" svg:x="11.8cm" svg:y="8.4cm">
          <text:p text:style-name="P14">ISpiBus</text:p>
          <text:p text:style-name="P14">(3)</text:p>
          <draw:enhanced-geometry svg:viewBox="0 0 21600 21600" draw:type="rectangle" draw:enhanced-path="M 0 0 L 21600 0 21600 21600 0 21600 0 0 Z N"/>
        </draw:custom-shape>
        <draw:custom-shape draw:style-name="gr26" draw:text-style-name="P8" xml:id="id49" draw:id="id49" draw:layer="layout" svg:width="3.2cm" svg:height="2.2cm" svg:x="1.6cm" svg:y="11.4cm">
          <text:p text:style-name="P1">IBusLock</text:p>
          <draw:enhanced-geometry svg:viewBox="0 0 21600 21600" draw:type="rectangle" draw:enhanced-path="M 0 0 L 21600 0 21600 21600 0 21600 0 0 Z N"/>
        </draw:custom-shape>
        <draw:custom-shape draw:style-name="gr27" draw:text-style-name="P13" xml:id="id50" draw:id="id50" draw:layer="layout" svg:width="3.2cm" svg:height="2.2cm" svg:x="1.6cm" svg:y="7.8cm">
          <text:p text:style-name="P1">I2c</text:p>
          <text:p text:style-name="P1">(0x2F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2cm" svg:y1="11.4cm" svg:x2="3.2cm" svg:y2="10cm" draw:start-shape="id49" draw:start-glue-point="0" draw:end-shape="id50" draw:end-glue-point="2" svg:d="M3200 11400v-1400" svg:viewBox="0 0 1 1401">
          <text:p/>
        </draw:connector>
        <draw:connector draw:style-name="gr2" draw:text-style-name="P2" draw:layer="layout" draw:type="curve" svg:x1="3.2cm" svg:y1="7.8cm" svg:x2="11.8cm" svg:y2="1.7cm" draw:start-shape="id50" draw:start-glue-point="0" draw:end-shape="id51" draw:end-glue-point="3" svg:d="M3200 7800c0-4067 2866-6100 8600-6100" svg:viewBox="0 0 8601 6101">
          <text:p/>
        </draw:connector>
        <draw:connector draw:style-name="gr2" draw:text-style-name="P2" draw:layer="layout" draw:type="curve" svg:x1="3.2cm" svg:y1="7.8cm" svg:x2="11.8cm" svg:y2="5.5cm" draw:start-shape="id50" draw:start-glue-point="0" draw:end-shape="id52" draw:end-glue-point="3" svg:d="M3200 7800c0-1534 2866-2300 8600-2300" svg:viewBox="0 0 8601 2301">
          <text:p/>
        </draw:connector>
        <draw:connector draw:style-name="gr2" draw:text-style-name="P2" draw:layer="layout" draw:type="curve" svg:x1="3.2cm" svg:y1="7.8cm" svg:x2="11.8cm" svg:y2="9.5cm" draw:start-shape="id50" draw:start-glue-point="0" draw:end-shape="id53" draw:end-glue-point="3" svg:d="M3200 7800c0-751 2550-627 3388-14s-38 1714 5212 1714" svg:viewBox="0 0 8601 2220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2" draw:text-style-name="P6" xml:id="id54" draw:id="id54" draw:layer="layout" svg:width="2.2cm" svg:height="1.6cm" svg:x="2cm" svg:y="2cm">
          <text:p text:style-name="P1">i2c-0</text:p>
          <draw:enhanced-geometry svg:viewBox="0 0 21600 21600" draw:type="rectangle" draw:enhanced-path="M 0 0 L 21600 0 21600 21600 0 21600 0 0 Z N"/>
        </draw:custom-shape>
        <draw:custom-shape draw:style-name="gr18" draw:text-style-name="P10" xml:id="id55" draw:id="id55" draw:layer="layout" svg:width="3.2cm" svg:height="5cm" svg:x="9.3cm" svg:y="2.6cm">
          <text:p text:style-name="P1"><text:span text:style-name="T1">SC18IS6</text:span><text:span text:style-name="T1">02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2cm" svg:y1="2.8cm" svg:x2="9.3cm" svg:y2="5.1cm" draw:start-shape="id54" draw:start-glue-point="1" draw:end-shape="id55" draw:end-glue-point="3" svg:d="M4200 2800h2449v2300h2651" svg:viewBox="0 0 5101 2301">
          <text:p/>
        </draw:connector>
        <draw:line draw:style-name="gr10" draw:text-style-name="P2" xml:id="id56" draw:id="id56" draw:layer="layout" svg:x1="12.5cm" svg:y1="3.2cm" svg:x2="12.7cm" svg:y2="3.2cm">
          <text:p/>
        </draw:line>
        <draw:line draw:style-name="gr10" draw:text-style-name="P2" draw:layer="layout" svg:x1="12.5cm" svg:y1="4.3cm" svg:x2="12.7cm" svg:y2="4.3cm">
          <text:p/>
        </draw:line>
        <draw:line draw:style-name="gr10" draw:text-style-name="P2" xml:id="id58" draw:id="id58" draw:layer="layout" svg:x1="12.5cm" svg:y1="5.7cm" svg:x2="12.7cm" svg:y2="5.7cm">
          <text:p/>
        </draw:line>
        <draw:line draw:style-name="gr10" draw:text-style-name="P2" xml:id="id60" draw:id="id60" draw:layer="layout" svg:x1="12.5cm" svg:y1="7cm" svg:x2="12.7cm" svg:y2="7cm">
          <text:p/>
        </draw:line>
        <draw:custom-shape draw:style-name="gr19" draw:text-style-name="P6" xml:id="id57" draw:id="id57" draw:layer="layout" svg:width="3.1cm" svg:height="1.6cm" svg:x="15.3cm" svg:y="2.4cm">
          <text:p text:style-name="P1">LMX2594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9" draw:text-style-name="P6" xml:id="id59" draw:id="id59" draw:layer="layout" svg:width="3.1cm" svg:height="1.6cm" svg:x="15.3cm" svg:y="4.9cm">
          <text:p text:style-name="P1">LMX2594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9" draw:text-style-name="P6" xml:id="id61" draw:id="id61" draw:layer="layout" svg:width="3.1cm" svg:height="1.6cm" svg:x="15.3cm" svg:y="7.4cm">
          <text:p text:style-name="P1">LMX2594</text:p>
          <text:p text:style-name="P1">A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.7cm" svg:y1="3.2cm" svg:x2="15.3cm" svg:y2="3.2cm" draw:start-shape="id56" draw:start-glue-point="1" draw:end-shape="id57" draw:end-glue-point="3" svg:d="M12700 3200h2600" svg:viewBox="0 0 2601 1">
          <text:p/>
        </draw:connector>
        <draw:connector draw:style-name="gr14" draw:text-style-name="P1" draw:layer="layout" svg:x1="12.7cm" svg:y1="5.7cm" svg:x2="15.3cm" svg:y2="5.7cm" draw:start-shape="id58" draw:start-glue-point="1" draw:end-shape="id59" draw:end-glue-point="3" svg:d="M12700 5700h2600" svg:viewBox="0 0 2601 1">
          <text:p/>
        </draw:connector>
        <draw:connector draw:style-name="gr14" draw:text-style-name="P1" draw:layer="layout" svg:x1="12.7cm" svg:y1="7cm" svg:x2="15.3cm" svg:y2="8.2cm" draw:start-shape="id60" draw:start-glue-point="1" draw:end-shape="id61" draw:end-glue-point="3" svg:d="M12700 7000h1300v1200h1300" svg:viewBox="0 0 2601 1201">
          <text:p/>
        </draw:connector>
        <draw:frame draw:style-name="gr20" draw:text-style-name="P11" draw:layer="layout" svg:width="0.853cm" svg:height="0.954cm" svg:x="11.647cm" svg:y="2.646cm">
          <draw:text-box>
            <text:p>0</text:p>
          </draw:text-box>
        </draw:frame>
        <draw:frame draw:style-name="gr20" draw:text-style-name="P11" draw:layer="layout" svg:width="0.853cm" svg:height="0.954cm" svg:x="11.648cm" svg:y="3.846cm">
          <draw:text-box>
            <text:p>1</text:p>
          </draw:text-box>
        </draw:frame>
        <draw:frame draw:style-name="gr20" draw:text-style-name="P11" draw:layer="layout" svg:width="0.853cm" svg:height="0.954cm" svg:x="11.648cm" svg:y="5.246cm">
          <draw:text-box>
            <text:p>2</text:p>
          </draw:text-box>
        </draw:frame>
        <draw:frame draw:style-name="gr20" draw:text-style-name="P11" draw:layer="layout" svg:width="0.853cm" svg:height="0.954cm" svg:x="11.649cm" svg:y="6.546cm">
          <draw:text-box>
            <text:p>3</text:p>
          </draw:text-box>
        </draw:frame>
        <draw:frame draw:style-name="gr21" draw:text-style-name="P11" draw:layer="layout" svg:width="1.912cm" svg:height="0.954cm" svg:x="9.249cm" svg:y="4.346cm">
          <draw:text-box>
            <text:p>0x2F</text:p>
          </draw:text-box>
        </draw:frame>
        <draw:connector draw:style-name="gr22" draw:text-style-name="P1" draw:layer="layout" svg:x1="4.2cm" svg:y1="2.8cm" svg:x2="8.599cm" svg:y2="10.874cm" draw:start-shape="id54" draw:start-glue-point="1" svg:d="M4200 2800h2450v8074h1949" svg:viewBox="0 0 4400 8075">
          <text:p/>
        </draw:connector>
        <draw:custom-shape draw:style-name="gr23" draw:text-style-name="P12" draw:layer="layout" svg:width="2.2cm" svg:height="1.6cm" svg:x="2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2cm" svg:height="5cm" svg:x="9.3cm" svg:y="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4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7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64" draw:id="id64" draw:layer="layout" svg:width="3.2cm" svg:height="2.2cm" svg:x="11.8cm" svg:y="0.6cm">
          <text:p text:style-name="P1">ISpiBus</text:p>
          <text:p text:style-name="P1">(0)</text:p>
          <draw:enhanced-geometry svg:viewBox="0 0 21600 21600" draw:type="rectangle" draw:enhanced-path="M 0 0 L 21600 0 21600 21600 0 21600 0 0 Z N"/>
        </draw:custom-shape>
        <draw:custom-shape draw:style-name="gr31" draw:text-style-name="P15" xml:id="id65" draw:id="id65" draw:layer="layout" svg:width="3.2cm" svg:height="2.2cm" svg:x="11.8cm" svg:y="4.4cm">
          <text:p text:style-name="P14">ISpiBus</text:p>
          <text:p text:style-name="P14">(2)</text:p>
          <draw:enhanced-geometry svg:viewBox="0 0 21600 21600" draw:type="rectangle" draw:enhanced-path="M 0 0 L 21600 0 21600 21600 0 21600 0 0 Z N"/>
        </draw:custom-shape>
        <draw:custom-shape draw:style-name="gr32" draw:text-style-name="P15" xml:id="id66" draw:id="id66" draw:layer="layout" svg:width="3.2cm" svg:height="2.2cm" svg:x="11.8cm" svg:y="8.4cm">
          <text:p text:style-name="P14">ISpiBus</text:p>
          <text:p text:style-name="P14">(3)</text:p>
          <draw:enhanced-geometry svg:viewBox="0 0 21600 21600" draw:type="rectangle" draw:enhanced-path="M 0 0 L 21600 0 21600 21600 0 21600 0 0 Z N"/>
        </draw:custom-shape>
        <draw:custom-shape draw:style-name="gr33" draw:text-style-name="P7" xml:id="id67" draw:id="id67" draw:layer="layout" svg:width="3.2cm" svg:height="2.2cm" svg:x="19.6cm" svg:y="2cm">
          <text:p text:style-name="P1">LMX2594</text:p>
          <draw:enhanced-geometry svg:viewBox="0 0 21600 21600" draw:type="rectangle" draw:enhanced-path="M 0 0 L 21600 0 21600 21600 0 21600 0 0 Z N"/>
        </draw:custom-shape>
        <draw:custom-shape draw:style-name="gr34" draw:text-style-name="P16" xml:id="id68" draw:id="id68" draw:layer="layout" svg:width="3.2cm" svg:height="2.2cm" svg:x="19.6cm" svg:y="4.7cm">
          <text:p text:style-name="P14">LMX2594</text:p>
          <draw:enhanced-geometry svg:viewBox="0 0 21600 21600" draw:type="rectangle" draw:enhanced-path="M 0 0 L 21600 0 21600 21600 0 21600 0 0 Z N"/>
        </draw:custom-shape>
        <draw:custom-shape draw:style-name="gr35" draw:text-style-name="P16" xml:id="id69" draw:id="id69" draw:layer="layout" svg:width="3.2cm" svg:height="2.2cm" svg:x="19.6cm" svg:y="7.4cm">
          <text:p text:style-name="P14">LMX2594</text:p>
          <draw:enhanced-geometry svg:viewBox="0 0 21600 21600" draw:type="rectangle" draw:enhanced-path="M 0 0 L 21600 0 21600 21600 0 21600 0 0 Z N"/>
        </draw:custom-shape>
        <draw:custom-shape draw:style-name="gr26" draw:text-style-name="P8" xml:id="id62" draw:id="id62" draw:layer="layout" svg:width="3.2cm" svg:height="2.2cm" svg:x="1.6cm" svg:y="11.4cm">
          <text:p text:style-name="P1">IBusLock</text:p>
          <draw:enhanced-geometry svg:viewBox="0 0 21600 21600" draw:type="rectangle" draw:enhanced-path="M 0 0 L 21600 0 21600 21600 0 21600 0 0 Z N"/>
        </draw:custom-shape>
        <draw:custom-shape draw:style-name="gr27" draw:text-style-name="P13" xml:id="id63" draw:id="id63" draw:layer="layout" svg:width="3.2cm" svg:height="2.2cm" svg:x="1.6cm" svg:y="7.8cm">
          <text:p text:style-name="P1">I2c</text:p>
          <text:p text:style-name="P1">(0x2F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2cm" svg:y1="11.4cm" svg:x2="3.2cm" svg:y2="10cm" draw:start-shape="id62" draw:start-glue-point="0" draw:end-shape="id63" draw:end-glue-point="2" svg:d="M3200 11400v-1400" svg:viewBox="0 0 1 1401">
          <text:p/>
        </draw:connector>
        <draw:connector draw:style-name="gr2" draw:text-style-name="P2" draw:layer="layout" draw:type="curve" svg:x1="3.2cm" svg:y1="7.8cm" svg:x2="11.8cm" svg:y2="1.7cm" draw:start-shape="id63" draw:start-glue-point="0" draw:end-shape="id64" draw:end-glue-point="3" svg:d="M3200 7800c0-4067 2866-6100 8600-6100" svg:viewBox="0 0 8601 6101">
          <text:p/>
        </draw:connector>
        <draw:connector draw:style-name="gr2" draw:text-style-name="P2" draw:layer="layout" draw:type="curve" svg:x1="3.2cm" svg:y1="7.8cm" svg:x2="11.8cm" svg:y2="5.5cm" draw:start-shape="id63" draw:start-glue-point="0" draw:end-shape="id65" draw:end-glue-point="3" svg:d="M3200 7800c0-1534 2866-2300 8600-2300" svg:viewBox="0 0 8601 2301">
          <text:p/>
        </draw:connector>
        <draw:connector draw:style-name="gr2" draw:text-style-name="P2" draw:layer="layout" draw:type="curve" svg:x1="3.2cm" svg:y1="7.8cm" svg:x2="11.8cm" svg:y2="9.5cm" draw:start-shape="id63" draw:start-glue-point="0" draw:end-shape="id66" draw:end-glue-point="3" svg:d="M3200 7800c0-751 2550-627 3388-14s-38 1714 5212 1714" svg:viewBox="0 0 8601 2220">
          <text:p/>
        </draw:connector>
        <draw:connector draw:style-name="gr2" draw:text-style-name="P2" draw:layer="layout" draw:type="curve" svg:x1="15cm" svg:y1="1.7cm" svg:x2="19.6cm" svg:y2="3.1cm" draw:start-shape="id64" draw:start-glue-point="1" draw:end-shape="id67" draw:end-glue-point="3" svg:d="M15000 1700c3450 0 1150 1400 4600 1400" svg:viewBox="0 0 4601 1401">
          <text:p/>
        </draw:connector>
        <draw:connector draw:style-name="gr2" draw:text-style-name="P2" draw:layer="layout" draw:type="curve" svg:x1="15cm" svg:y1="5.5cm" svg:x2="19.6cm" svg:y2="5.8cm" draw:start-shape="id65" draw:start-glue-point="1" draw:end-shape="id68" draw:end-glue-point="3" svg:d="M15000 5500c3450 0 1150 300 4600 300" svg:viewBox="0 0 4601 301">
          <text:p/>
        </draw:connector>
        <draw:connector draw:style-name="gr2" draw:text-style-name="P2" draw:layer="layout" draw:type="curve" svg:x1="15cm" svg:y1="9.5cm" svg:x2="19.6cm" svg:y2="8.5cm" draw:start-shape="id66" draw:start-glue-point="1" draw:end-shape="id69" draw:end-glue-point="3" svg:d="M15000 9500c3450 0 1150-1000 4600-1000" svg:viewBox="0 0 4601 1001">
          <text:p/>
        </draw:connecto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2" draw:text-style-name="P6" xml:id="id70" draw:id="id70" draw:layer="layout" svg:width="2.2cm" svg:height="1.6cm" svg:x="2cm" svg:y="2cm">
          <text:p text:style-name="P1">i2c-0</text:p>
          <draw:enhanced-geometry svg:viewBox="0 0 21600 21600" draw:type="rectangle" draw:enhanced-path="M 0 0 L 21600 0 21600 21600 0 21600 0 0 Z N"/>
        </draw:custom-shape>
        <draw:custom-shape draw:style-name="gr18" draw:text-style-name="P10" xml:id="id71" draw:id="id71" draw:layer="layout" svg:width="3.2cm" svg:height="5cm" svg:x="9.3cm" svg:y="2.6cm">
          <text:p text:style-name="P1"><text:span text:style-name="T1">SC18IS602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2cm" svg:y1="2.8cm" svg:x2="9.3cm" svg:y2="5.1cm" draw:start-shape="id70" draw:start-glue-point="1" draw:end-shape="id71" draw:end-glue-point="3" svg:d="M4200 2800h2449v2300h2651" svg:viewBox="0 0 5101 2301">
          <text:p/>
        </draw:connector>
        <draw:line draw:style-name="gr10" draw:text-style-name="P2" xml:id="id72" draw:id="id72" draw:layer="layout" svg:x1="12.5cm" svg:y1="3.2cm" svg:x2="12.7cm" svg:y2="3.2cm">
          <text:p/>
        </draw:line>
        <draw:line draw:style-name="gr10" draw:text-style-name="P2" draw:layer="layout" svg:x1="12.5cm" svg:y1="4.3cm" svg:x2="12.7cm" svg:y2="4.3cm">
          <text:p/>
        </draw:line>
        <draw:line draw:style-name="gr10" draw:text-style-name="P2" xml:id="id74" draw:id="id74" draw:layer="layout" svg:x1="12.5cm" svg:y1="5.7cm" svg:x2="12.7cm" svg:y2="5.7cm">
          <text:p/>
        </draw:line>
        <draw:line draw:style-name="gr10" draw:text-style-name="P2" xml:id="id76" draw:id="id76" draw:layer="layout" svg:x1="12.5cm" svg:y1="7cm" svg:x2="12.7cm" svg:y2="7cm">
          <text:p/>
        </draw:line>
        <draw:custom-shape draw:style-name="gr19" draw:text-style-name="P6" xml:id="id73" draw:id="id73" draw:layer="layout" svg:width="3.1cm" svg:height="1.6cm" svg:x="15.3cm" svg:y="2.4cm">
          <text:p text:style-name="P1">LMX2594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9" draw:text-style-name="P6" xml:id="id75" draw:id="id75" draw:layer="layout" svg:width="3.1cm" svg:height="1.6cm" svg:x="15.3cm" svg:y="4.9cm">
          <text:p text:style-name="P1">LMX2594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9" draw:text-style-name="P6" xml:id="id77" draw:id="id77" draw:layer="layout" svg:width="3.1cm" svg:height="1.6cm" svg:x="15.3cm" svg:y="7.4cm">
          <text:p text:style-name="P1">LMX2594</text:p>
          <text:p text:style-name="P1">A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.7cm" svg:y1="3.2cm" svg:x2="15.3cm" svg:y2="3.2cm" draw:start-shape="id72" draw:start-glue-point="1" draw:end-shape="id73" draw:end-glue-point="3" svg:d="M12700 3200h2600" svg:viewBox="0 0 2601 1">
          <text:p/>
        </draw:connector>
        <draw:connector draw:style-name="gr14" draw:text-style-name="P1" draw:layer="layout" svg:x1="12.7cm" svg:y1="5.7cm" svg:x2="15.3cm" svg:y2="5.7cm" draw:start-shape="id74" draw:start-glue-point="1" draw:end-shape="id75" draw:end-glue-point="3" svg:d="M12700 5700h2600" svg:viewBox="0 0 2601 1">
          <text:p/>
        </draw:connector>
        <draw:connector draw:style-name="gr14" draw:text-style-name="P1" draw:layer="layout" svg:x1="12.7cm" svg:y1="7cm" svg:x2="15.3cm" svg:y2="8.2cm" draw:start-shape="id76" draw:start-glue-point="1" draw:end-shape="id77" draw:end-glue-point="3" svg:d="M12700 7000h1300v1200h1300" svg:viewBox="0 0 2601 1201">
          <text:p/>
        </draw:connector>
        <draw:frame draw:style-name="gr20" draw:text-style-name="P11" draw:layer="layout" svg:width="0.853cm" svg:height="0.954cm" svg:x="11.647cm" svg:y="2.646cm">
          <draw:text-box>
            <text:p>0</text:p>
          </draw:text-box>
        </draw:frame>
        <draw:frame draw:style-name="gr20" draw:text-style-name="P11" draw:layer="layout" svg:width="0.853cm" svg:height="0.954cm" svg:x="11.648cm" svg:y="3.846cm">
          <draw:text-box>
            <text:p>1</text:p>
          </draw:text-box>
        </draw:frame>
        <draw:frame draw:style-name="gr20" draw:text-style-name="P11" draw:layer="layout" svg:width="0.853cm" svg:height="0.954cm" svg:x="11.648cm" svg:y="5.246cm">
          <draw:text-box>
            <text:p>2</text:p>
          </draw:text-box>
        </draw:frame>
        <draw:frame draw:style-name="gr20" draw:text-style-name="P11" draw:layer="layout" svg:width="0.853cm" svg:height="0.954cm" svg:x="11.649cm" svg:y="6.546cm">
          <draw:text-box>
            <text:p>3</text:p>
          </draw:text-box>
        </draw:frame>
        <draw:frame draw:style-name="gr21" draw:text-style-name="P11" draw:layer="layout" svg:width="1.912cm" svg:height="0.954cm" svg:x="9.249cm" svg:y="4.346cm">
          <draw:text-box>
            <text:p>0x2F</text:p>
          </draw:text-box>
        </draw:frame>
        <draw:connector draw:style-name="gr22" draw:text-style-name="P1" draw:layer="layout" svg:x1="4.2cm" svg:y1="2.8cm" svg:x2="8.599cm" svg:y2="10.874cm" draw:start-shape="id70" draw:start-glue-point="1" svg:d="M4200 2800h2450v8074h1949" svg:viewBox="0 0 4400 8075">
          <text:p/>
        </draw:connector>
        <draw:custom-shape draw:style-name="gr23" draw:text-style-name="P12" draw:layer="layout" svg:width="2.2cm" svg:height="1.6cm" svg:x="2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2cm" svg:height="5cm" svg:x="9.3cm" svg:y="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4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1cm" svg:height="1.6cm" svg:x="15.3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8:13:47.798295466</meta:creation-date>
    <dc:date>2020-01-22T13:27:04.830683931</dc:date>
    <meta:editing-duration>PT2H17M52S</meta:editing-duration>
    <meta:editing-cycles>7</meta:editing-cycles>
    <meta:generator>LibreOffice/5.3.6.1$Linux_X86_64 LibreOffice_project/30$Build-1</meta:generator>
    <meta:document-statistic meta:object-count="219"/>
  </office:meta>
</office:document-meta>
</file>